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114d6e" officeooo:paragraph-rsid="00114d6e"/>
    </style:style>
    <style:style style:name="P2" style:family="paragraph" style:parent-style-name="Standard">
      <style:text-properties style:font-name="Ubuntu" officeooo:rsid="00131bb5" officeooo:paragraph-rsid="00131bb5"/>
    </style:style>
    <style:style style:name="P3" style:family="paragraph" style:parent-style-name="Text_20_body">
      <style:text-properties style:font-name="Ubuntu" fo:font-weight="bold"/>
    </style:style>
    <style:style style:name="P4" style:family="paragraph" style:parent-style-name="Text_20_body">
      <style:text-properties style:font-name="Ubuntu" fo:font-weight="bold" officeooo:rsid="00131bb5" officeooo:paragraph-rsid="00131bb5"/>
    </style:style>
    <style:style style:name="P5" style:family="paragraph" style:parent-style-name="Text_20_body">
      <style:paragraph-properties fo:margin-top="0cm" fo:margin-bottom="0cm" loext:contextual-spacing="false"/>
      <style:text-properties style:font-name="Ubuntu"/>
    </style:style>
    <style:style style:name="P6" style:family="paragraph" style:parent-style-name="Text_20_body">
      <style:paragraph-properties fo:margin-top="0cm" fo:margin-bottom="0cm" loext:contextual-spacing="false"/>
      <style:text-properties style:font-name="Ubuntu" fo:font-weight="bold"/>
    </style:style>
    <style:style style:name="P7" style:family="paragraph" style:parent-style-name="Text_20_body">
      <style:paragraph-properties fo:margin-top="0cm" fo:margin-bottom="0cm" loext:contextual-spacing="false"/>
      <style:text-properties style:font-name="Ubuntu" loext:padding="0cm" loext:border="none"/>
    </style:style>
    <style:style style:name="P8" style:family="paragraph" style:parent-style-name="Standard">
      <style:text-properties style:font-name="Ubuntu" officeooo:rsid="00131bb5" officeooo:paragraph-rsid="00131bb5"/>
    </style:style>
    <style:style style:name="P9" style:family="paragraph" style:parent-style-name="Standard">
      <style:text-properties style:font-name="Ubuntu" officeooo:rsid="001671eb" officeooo:paragraph-rsid="001671eb"/>
    </style:style>
    <style:style style:name="P10" style:family="paragraph" style:parent-style-name="Standard" style:list-style-name="L1">
      <style:text-properties style:font-name="Ubuntu" fo:font-size="11pt" officeooo:rsid="00114d6e" officeooo:paragraph-rsid="0014e955" style:font-size-asian="11pt" style:font-size-complex="11pt"/>
    </style:style>
    <style:style style:name="P11" style:family="paragraph" style:parent-style-name="Standard">
      <style:text-properties style:font-name="Ubuntu" fo:font-size="11pt" officeooo:rsid="00114d6e" officeooo:paragraph-rsid="0014e955" style:font-size-asian="11pt" style:font-size-complex="11pt"/>
    </style:style>
    <style:style style:name="P12" style:family="paragraph" style:parent-style-name="Standard" style:list-style-name="L2">
      <style:text-properties style:font-name="Ubuntu" fo:font-size="11pt" officeooo:rsid="00131bb5" officeooo:paragraph-rsid="0014e955" style:font-size-asian="11pt" style:font-size-complex="11pt"/>
    </style:style>
    <style:style style:name="P13" style:family="paragraph" style:parent-style-name="Standard">
      <style:text-properties style:font-name="Ubuntu" fo:font-size="11pt" officeooo:rsid="00131bb5" officeooo:paragraph-rsid="0014e955" style:font-size-asian="11pt" style:font-size-complex="11pt"/>
    </style:style>
    <style:style style:name="P14" style:family="paragraph" style:parent-style-name="Standard">
      <style:text-properties style:font-name="Ubuntu" fo:font-size="11pt" officeooo:rsid="00131bb5" officeooo:paragraph-rsid="00131bb5" style:font-size-asian="11pt" style:font-size-complex="11pt"/>
    </style:style>
    <style:style style:name="P15" style:family="paragraph" style:parent-style-name="Standard">
      <style:text-properties style:font-name="Ubuntu" officeooo:rsid="001671eb" officeooo:paragraph-rsid="001671eb"/>
    </style:style>
    <style:style style:name="P16" style:family="paragraph" style:parent-style-name="Standard">
      <style:paragraph-properties fo:margin-top="0cm" fo:margin-bottom="0.499cm" loext:contextual-spacing="false"/>
      <style:text-properties style:font-name="Ubuntu" fo:font-size="11pt" fo:font-weight="bold" style:font-size-asian="11pt" style:font-size-complex="11pt" loext:padding="0cm" loext:border="none"/>
    </style:style>
    <style:style style:name="P17" style:family="paragraph" style:parent-style-name="Text_20_body" style:list-style-name="L3">
      <style:text-properties style:font-name="Ubuntu" fo:font-size="11pt" style:font-size-asian="11pt" style:font-size-complex="11pt"/>
    </style:style>
    <style:style style:name="P18" style:family="paragraph" style:parent-style-name="Text_20_body" style:list-style-name="L4">
      <style:text-properties style:font-name="Ubuntu" fo:font-size="11pt" style:font-size-asian="11pt" style:font-size-complex="11pt"/>
    </style:style>
    <style:style style:name="P19" style:family="paragraph" style:parent-style-name="Text_20_body" style:list-style-name="L5">
      <style:text-properties style:font-name="Ubuntu" fo:font-size="11pt" style:font-size-asian="11pt" style:font-size-complex="11pt"/>
    </style:style>
    <style:style style:name="P20" style:family="paragraph" style:parent-style-name="Text_20_body" style:list-style-name="L6">
      <style:text-properties style:font-name="Ubuntu" fo:font-size="11pt" style:font-size-asian="11pt" style:font-size-complex="11pt"/>
    </style:style>
    <style:style style:name="P21" style:family="paragraph" style:parent-style-name="Text_20_body">
      <style:text-properties style:font-name="Ubuntu" fo:font-size="11pt" fo:font-weight="bold" style:font-size-asian="11pt" style:font-size-complex="11pt" loext:padding="0cm" loext:border="none"/>
    </style:style>
    <style:style style:name="P22" style:family="paragraph" style:parent-style-name="Text_20_body">
      <style:paragraph-properties fo:margin-top="0cm" fo:margin-bottom="0cm" loext:contextual-spacing="false"/>
      <style:text-properties style:font-name="Ubuntu" fo:font-size="11pt" style:font-size-asian="11pt" style:font-size-complex="11pt"/>
    </style:style>
    <style:style style:name="P23" style:family="paragraph" style:parent-style-name="Text_20_body" style:list-style-name="L3">
      <style:paragraph-properties fo:margin-top="0cm" fo:margin-bottom="0cm" loext:contextual-spacing="false"/>
      <style:text-properties style:font-name="Ubuntu" fo:font-size="11pt" style:font-size-asian="11pt" style:font-size-complex="11pt"/>
    </style:style>
    <style:style style:name="P24" style:family="paragraph" style:parent-style-name="Text_20_body" style:list-style-name="L4">
      <style:paragraph-properties fo:margin-top="0cm" fo:margin-bottom="0cm" loext:contextual-spacing="false"/>
      <style:text-properties style:font-name="Ubuntu" fo:font-size="11pt" style:font-size-asian="11pt" style:font-size-complex="11pt"/>
    </style:style>
    <style:style style:name="P25" style:family="paragraph" style:parent-style-name="Text_20_body">
      <style:paragraph-properties fo:margin-top="0cm" fo:margin-bottom="0cm" loext:contextual-spacing="false"/>
      <style:text-properties style:font-name="Ubuntu" fo:font-size="11pt" style:font-size-asian="11pt" style:font-size-complex="11pt" loext:padding="0cm" loext:border="none"/>
    </style:style>
    <style:style style:name="P26" style:family="paragraph" style:parent-style-name="Text_20_body">
      <style:paragraph-properties fo:margin-top="0cm" fo:margin-bottom="0cm" loext:contextual-spacing="false"/>
      <style:text-properties fo:color="#000000" style:font-name="Ubuntu"/>
    </style:style>
    <style:style style:name="P27" style:family="paragraph" style:parent-style-name="Text_20_body">
      <style:paragraph-properties fo:margin-top="0cm" fo:margin-bottom="0cm" loext:contextual-spacing="false"/>
      <style:text-properties fo:color="#333333" style:font-name="Ubuntu"/>
    </style:style>
    <style:style style:name="P28" style:family="paragraph" style:parent-style-name="Text_20_body" style:list-style-name="L5">
      <style:paragraph-properties fo:margin-top="0cm" fo:margin-bottom="0cm" loext:contextual-spacing="false"/>
      <style:text-properties style:font-name="Ubuntu" fo:font-size="11pt" style:font-size-asian="11pt" style:font-size-complex="11pt"/>
    </style:style>
    <style:style style:name="P29" style:family="paragraph" style:parent-style-name="Text_20_body">
      <style:paragraph-properties fo:margin-top="0cm" fo:margin-bottom="0cm" loext:contextual-spacing="false"/>
      <style:text-properties style:font-name="Ubuntu" fo:font-size="11pt" style:font-size-asian="11pt" style:font-size-complex="11pt" loext:padding="0cm" loext:border="none"/>
    </style:style>
    <style:style style:name="P30" style:family="paragraph" style:parent-style-name="Text_20_body" style:list-style-name="L6">
      <style:paragraph-properties fo:margin-top="0cm" fo:margin-bottom="0cm" loext:contextual-spacing="false"/>
      <style:text-properties style:font-name="Ubuntu" fo:font-size="11pt" style:font-size-asian="11pt" style:font-size-complex="11pt"/>
    </style:style>
    <style:style style:name="T1" style:family="text">
      <style:text-properties officeooo:rsid="00131bb5"/>
    </style:style>
    <style:style style:name="T2" style:family="text">
      <style:text-properties officeooo:rsid="0014e955"/>
    </style:style>
    <style:style style:name="T3" style:family="text">
      <style:text-properties fo:font-weight="bold"/>
    </style:style>
    <style:style style:name="T4" style:family="text">
      <style:text-properties fo:color="#ff002a" fo:font-weight="bold"/>
    </style:style>
    <style:style style:name="T5" style:family="text">
      <style:text-properties fo:color="#000000"/>
    </style:style>
    <style:style style:name="T6" style:family="text">
      <style:text-properties fo:color="#000000" officeooo:rsid="0014e955"/>
    </style:style>
    <style:style style:name="T7" style:family="text">
      <style:text-properties officeooo:rsid="001671e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Formas de fazer comentário no JavaScript</text:h>
      <text:p text:style-name="P1"/>
      <text:p text:style-name="P1">Existem duas formas de fazer comentário.</text:p>
      <text:p text:style-name="P1"/>
      <text:list xml:id="list308981901" text:style-name="L1">
        <text:list-item>
          <text:p text:style-name="P10">A primeira é duas barras (//)</text:p>
        </text:list-item>
      </text:list>
      <text:p text:style-name="P11"><text:span text:style-name="T2"><text:tab/><text:tab/>E</text:span>la serve para comentar uma linha por vez.</text:p>
      <text:p text:style-name="P11"><text:tab/><text:tab/><text:tab/>E<text:span text:style-name="T2">X</text:span>: //var nome = ‘Mikhael’ </text:p>
      <text:p text:style-name="P11"><text:tab/><text:tab/><text:tab/><text:tab/><text:span text:style-name="T2">ou</text:span></text:p>
      <text:p text:style-name="P11"><text:span text:style-name="T2"><text:tab/><text:tab/><text:tab/>EX: </text:span>var nome = ‘Mikhael’ //<text:span text:style-name="T1">o sinal de igualdade lê-se recebe</text:span></text:p>
      <text:p text:style-name="P11"/>
      <text:list xml:id="list3296906053" text:style-name="L2">
        <text:list-item>
          <text:p text:style-name="P12">A segunda forma é /* */</text:p>
        </text:list-item>
      </text:list>
      <text:p text:style-name="P13"><text:span text:style-name="T2"><text:tab/><text:tab/>S</text:span>erve para comentar mais de uma linha.</text:p>
      <text:p text:style-name="P14"><text:tab/><text:tab/><text:tab/>Ex: /* var nome = ‘Mikhael’</text:p>
      <text:p text:style-name="P14"><text:s text:c="9"/><text:tab/><text:tab/><text:tab/>var idade = 23</text:p>
      <text:p text:style-name="P14"><text:s text:c="9"/><text:tab/><text:tab/><text:tab/>window.alert(‘Está gostando das anotações?’) */</text:p>
      <text:p text:style-name="P14"><text:tab/><text:tab/><text:tab/><text:tab/>ou</text:p>
      <text:p text:style-name="P14"><text:tab/><text:tab/><text:tab/>Ex: <text:s/>var nome = ‘Mikhael’</text:p>
      <text:p text:style-name="P14"><text:s text:c="7"/><text:tab/><text:tab/><text:tab/>/* var idade = 23</text:p>
      <text:p text:style-name="P14"><text:s text:c="11"/><text:tab/><text:tab/><text:tab/>window.alert(‘Está gostando das anotações?’) */</text:p>
      <text:p text:style-name="P2"/>
      <text:h text:style-name="Heading_20_2" text:outline-level="2">Variáveis e Tipos Primitivos</text:h>
      <text:p text:style-name="P1"/>
      <text:p text:style-name="P4">Tipos de Variáveis</text:p>
      <text:list xml:id="list1173498918" text:style-name="L3">
        <text:list-item>
          <text:list>
            <text:list-item>
              <text:list>
                <text:list-item>
                  <text:p text:style-name="P23">String: "Mikhael", 'está aprendendo', `<text:span text:style-name="T2">JavaScript</text:span>`; também pode ser string um conjunto de números, ex: <text:span text:style-name="T2">CPF</text:span>, número da identidade, telefone, eles são um conjunto de caractere composto por número.</text:p>
                </text:list-item>
                <text:list-item>
                  <text:p text:style-name="P23">Number:  são número, independemente de ser inteiro(923, 232-983), reais(34.2, 2.6, 0.23), no JS todos esses tipo são caracterizados com number. </text:p>
                </text:list-item>
                <text:list-item>
                  <text:p text:style-name="P17">Boolean: são verdadeiro e falso/true e false., Boolean: são verdadeiro e falso/true e false.</text:p>
                </text:list-item>
              </text:list>
            </text:list-item>
          </text:list>
        </text:list-item>
      </text:list>
      <text:p text:style-name="P22"/>
      <text:p text:style-name="P3">Chamamos uma variável de identificadores, no JS o sinal de igualdade é lido como recebe, assim fica, nome recebe Goku(nome = 'Goku').</text:p>
      <text:p text:style-name="P3"/>
      <text:list xml:id="list1242944610" text:style-name="L4">
        <text:list-item>
          <text:list>
            <text:list-item>
              <text:p text:style-name="P24">Podem começar com letra, $ ou com <text:span text:style-name="T2">sublinhado</text:span> (_); </text:p>
            </text:list-item>
            <text:list-item>
              <text:p text:style-name="P24">Não é possível começar com números(1nome = 'Robin'); </text:p>
            </text:list-item>
            <text:list-item>
              <text:p text:style-name="P24">É possível utilizar letra e números(nome1 = 'Robin'); </text:p>
            </text:list-item>
            <text:list-item>
              <text:p text:style-name="P24">É possível usar símbolos e acentos(ex: variável com o nome média, média = 3.5) podemos representar pi por exemplo, com o própio símbolo de PI;</text:p>
            </text:list-item>
            <text:list-item>
              <text:p text:style-name="P24">Não pode conter espaços, no lugar de espaços <text:span text:style-name="T2">utilizados</text:span> o sublinhado(_, ex: ano_nascimento); </text:p>
            </text:list-item>
            <text:list-item>
              <text:p text:style-name="P18">Também não podemos usar palavras reservadas do próprio JS.</text:p>
            </text:list-item>
          </text:list>
        </text:list-item>
      </text:list>
      <text:p text:style-name="P5"/>
      <text:p text:style-name="P5"/>
      <text:p text:style-name="P6"><text:soft-page-break/>Cada variável só vai receber um dado, caso queira que a variável não receba dado nenhum colocamos o null.</text:p>
      <text:p text:style-name="P6"/>
      <text:p text:style-name="P25"><text:span text:style-name="T3"><text:tab/>EX:<text:tab/></text:span>cor = 'verde'</text:p>
      <text:p text:style-name="P25"><text:span text:style-name="T3"><text:tab/>EX:<text:tab/></text:span>cor = null</text:p>
      <text:p text:style-name="P25"/>
      <text:p text:style-name="P5">Importante lembrar que quando uma variável receber um dado do tipo string pode ser usado aspas simples(''), aspas dupla("") e crase(``), mas essas três formas têm diferenças.</text:p>
      <text:p text:style-name="P5"/>
      <text:p text:style-name="P5"><text:span text:style-name="T4">ATENÇÃO, </text:span><text:span text:style-name="T5">no JavaScript letras </text:span><text:span text:style-name="T6">maiúscula</text:span><text:span text:style-name="T5"> e minuscula fazem diferença, então se você declarar uma variável nome e outra Nome e chamar vão retornar valores diferentes.</text:span></text:p>
      <text:p text:style-name="P26"/>
      <text:p text:style-name="P7"><text:span text:style-name="T3"><text:tab/>EX:<text:tab/></text:span>nome = '<text:span text:style-name="T2">Andre</text:span>' e Nome = 'Romilda', quando chamarmos nome ele vai retornar Andre e quando chamarmos Nome vai retornar Romilda.</text:p>
      <text:p text:style-name="P7"/>
      <text:p text:style-name="P5"><text:span text:style-name="T4">ATENÇÃO, </text:span><text:span text:style-name="T5">no JavaScript você não precisa definir o tipo da variável.</text:span></text:p>
      <text:p text:style-name="P27"/>
      <text:p text:style-name="P7"><text:span text:style-name="T3"><text:tab/>EX:</text:span> <text:tab/>se falarmos, var n1 = 10 e chamar vai aparecer 10 e quando você perguntar o seu tipo vai mostrar que é do tipo number, e se <text:span text:style-name="T2">depois</text:span> dissermos que var n1 = 'Roni' e chamar essa variável vai <text:span text:style-name="T2">mostrar</text:span> <text:span text:style-name="T2">Roni</text:span>, quando perguntamos o tipo dela vai mostrar string.</text:p>
      <text:p text:style-name="P2"/>
      <text:p text:style-name="P2"/>
      <text:h text:style-name="Heading_20_2" text:outline-level="2">Operadores</text:h>
      <text:p text:style-name="P9"/>
      <text:p text:style-name="P9">Os operadores atuam sobre os operandos para produzir um novo valor.</text:p>
      <text:p text:style-name="P9"/>
      <text:p text:style-name="P16"><text:tab/>Os operadores aritméticos mais comuns são:</text:p>
      <text:list xml:id="list1933895688" text:style-name="L5">
        <text:list-item>
          <text:list>
            <text:list-item>
              <text:list>
                <text:list-item>
                  <text:p text:style-name="P28">2 + 4 <text:tab/><text:tab/><text:tab/>// =&gt; 5 : adição</text:p>
                </text:list-item>
                <text:list-item>
                  <text:p text:style-name="P28">234 - 32 <text:tab/><text:tab/>// =&gt; 202 : subtração</text:p>
                </text:list-item>
                <text:list-item>
                  <text:p text:style-name="P28">9 * 9 <text:tab/><text:tab/><text:tab/>// =&gt; 81 : subt<text:span text:style-name="T7">r</text:span>ação</text:p>
                </text:list-item>
                <text:list-item>
                  <text:p text:style-name="P28">6 / 3 <text:tab/><text:tab/><text:tab/>// =&gt; 2 : divisão</text:p>
                </text:list-item>
                <text:list-item>
                  <text:p text:style-name="P19">"4" + "6" <text:tab/><text:tab/>//=&gt; 10 : + soma números ou concatena strings</text:p>
                </text:list-item>
              </text:list>
            </text:list-item>
          </text:list>
        </text:list-item>
      </text:list>
      <text:p text:style-name="P25"/>
      <text:p text:style-name="P21"><text:tab/>Operadores aritméticos abreviados:</text:p>
      <text:list xml:id="list2747212937" text:style-name="L6">
        <text:list-item>
          <text:list>
            <text:list-item>
              <text:list>
                <text:list-item>
                  <text:p text:style-name="P30">var count = 0; <text:tab/><text:tab/>// define uma variável</text:p>
                </text:list-item>
                <text:list-item>
                  <text:p text:style-name="P30">count ++; <text:tab/><text:tab/>// incrementa uma variável</text:p>
                </text:list-item>
                <text:list-item>
                  <text:p text:style-name="P30">count --; <text:tab/><text:tab/>// decrementa uma variável</text:p>
                </text:list-item>
                <text:list-item>
                  <text:p text:style-name="P30">count += <text:tab/><text:tab/>// soma 2 : o mesmo que count = count + 2</text:p>
                </text:list-item>
                <text:list-item>
                  <text:p text:style-name="P30">count *= 3 <text:tab/><text:tab/>// multiplica por 3 : o mesmo que count = count * 3</text:p>
                </text:list-item>
                <text:list-item>
                  <text:p text:style-name="P20">count <text:tab/><text:tab/><text:tab/>// =&gt; 6 : nomes de variáveis também são expressões</text:p>
                </text:list-item>
              </text:list>
            </text:list-item>
          </text:list>
        </text:list-item>
      </text:list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6T21:49:03.683593012</meta:creation-date>
    <dc:date>2020-07-27T21:35:23.697123538</dc:date>
    <meta:editing-duration>PT16M25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2" meta:paragraph-count="51" meta:word-count="561" meta:character-count="3178" meta:non-whitespace-character-count="2578"/>
  </office:meta>
</office:document-meta>
</file>